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Electrolize" svg:font-family="Electrolize"/>
    <style:font-face style:name="Open Sans" svg:font-family="'Open Sans', serif"/>
    <style:font-face style:name="OpenSymbol" svg:font-family="OpenSymbol"/>
    <style:font-face style:name="Orbitron" svg:font-family="Orbitron"/>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T1" style:family="text">
      <style:text-properties fo:font-variant="normal" fo:text-transform="none" fo:color="#0891c5" style:font-name="Open Sans" fo:font-size="12pt" fo:letter-spacing="normal" fo:font-style="normal" fo:font-weight="normal"/>
    </style:style>
    <style:style style:name="T2" style:family="text">
      <style:text-properties fo:font-variant="normal" fo:text-transform="none" fo:color="#0891c5" style:font-name="Electrolize" fo:font-size="11.25pt" fo:letter-spacing="normal" fo:font-style="normal" fo:font-weight="normal"/>
    </style:style>
    <style:style style:name="T3" style:family="text">
      <style:text-properties fo:font-variant="normal" fo:text-transform="none" fo:color="#0891c5" style:font-name="Electrolize" fo:font-size="12pt" fo:letter-spacing="normal" fo:font-style="normal" fo:font-weight="normal"/>
    </style:style>
    <style:style style:name="T4" style:family="text">
      <style:text-properties fo:font-variant="normal" fo:text-transform="none" fo:color="#888888" style:text-line-through-style="none" style:font-name="Electrolize" fo:font-size="9pt" fo:letter-spacing="normal" fo:font-style="normal" style:text-underline-style="none" fo:font-weight="normal" style:text-blinking="false"/>
    </style:style>
    <style:style style:name="T5" style:family="text">
      <style:text-properties fo:font-variant="normal" fo:text-transform="none" fo:color="#888888" style:text-line-through-style="none" fo:letter-spacing="normal" style:text-underline-style="none" style:text-blinking="false"/>
    </style:style>
    <style:style style:name="T6" style:family="text">
      <style:text-properties fo:font-variant="normal" fo:text-transform="none" fo:color="#da9e00" style:text-line-through-style="none" style:font-name="Open Sans" fo:font-size="12pt" fo:letter-spacing="normal" fo:font-style="normal" style:text-underline-style="none" fo:font-weight="normal" style:text-blinking="false"/>
    </style:style>
    <style:style style:name="T7" style:family="text">
      <style:text-properties fo:font-variant="normal" fo:text-transform="none" fo:color="#da9e00" style:text-line-through-style="none" style:font-name="Electrolize" fo:font-size="9pt" fo:letter-spacing="normal" fo:font-style="normal" style:text-underline-style="none" fo:font-weight="normal" style:text-blinking="false"/>
    </style:style>
    <style:style style:name="T8" style:family="text">
      <style:text-properties fo:font-variant="normal" fo:text-transform="none" fo:color="#0c67a1" style:font-name="Electrolize" fo:font-size="11.25pt" fo:letter-spacing="normal" fo:font-style="normal" style:text-underline-style="solid" style:text-underline-width="auto" style:text-underline-color="font-color" fo:font-weight="normal"/>
    </style:style>
    <style:style style:name="T9" style:family="text">
      <style:text-properties fo:font-variant="normal" fo:text-transform="none" fo:color="#0c67a1" style:text-line-through-style="none" style:font-name="Electrolize" fo:font-size="12pt" fo:letter-spacing="normal" fo:font-style="normal" style:text-underline-style="none" fo:font-weight="normal" style:text-blinking="false"/>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EDDON SYSTEM</text:p>
      <text:p text:style-name="Standard">Gestern Abend wurde noch eine Konzept-Zeichnung vom Geddon System veröffentlicht. Dieses System wurde in der ersten Phase der Star Citizen Finanzierung freigeschalten und hier könnt Ihr nochmal den Original-Post dazu sehen.</text:p>
      <text:p text:style-name="Standard">So bekommen nach und nach immer mehr Systeme ein Gesicht und das Universum erwacht so langsam zu Leben.</text:p>
      <text:p text:style-name="Standard"/>
      <text:p text:style-name="Standard">Hier die Original System-Beschreibung:</text:p>
      <text:list xml:id="list7271058626795571826" text:style-name="L1">
        <text:list-item>
          <text:p text:style-name="P1">Eigentum: Banu Protektorat</text:p>
        </text:list-item>
        <text:list-item>
          <text:p text:style-name="P1">Planeten: 1</text:p>
        </text:list-item>
        <text:list-item>
          <text:p text:style-name="P1">Umlaufzeit: Tat’Ko (Geddon I) 299 SET</text:p>
        </text:list-item>
        <text:list-item>
          <text:p text:style-name="P1">Importe: Nahrungsmittel</text:p>
        </text:list-item>
        <text:list-item>
          <text:p text:style-name="P1">Exporte: Schwarzes Glas, Graues Öl</text:p>
        </text:list-item>
        <text:list-item>
          <text:p text:style-name="P1">Kriminalitätsrate: Niedrig</text:p>
        </text:list-item>
        <text:list-item>
          <text:p text:style-name="P1">Schwarzmarkt: Chemikalien</text:p>
        </text:list-item>
        <text:list-item>
          <text:p text:style-name="P1">Strategischer Wert für UEE: Grün</text:p>
        </text:list-item>
      </text:list>
      <text:p text:style-name="Standard"/>
      <text:p text:style-name="Standard">Geddon ist ein System des Banu-Protektorats und liegt zwei Sprünge hinter der Perry-Linie. Es beherbergt nur einen einzigen Planeten namens Tat’Ko. Tat’Ko ist eine karge, von Winden gepeitschte Masse aus vulkanischem Gestein. Es ist kein Ort für Menschen, vor allem ohne leichten Druckanzug, aber es ist die ideale Umgebung für die Banu.</text:p>
      <text:p text:style-name="Standard">Die unterirdischen Vulkane des Planeten helfen dabei, die Hauptexportartikel des Systems zu erzeugen: schwarzes Glas, welches für die Herstellung von Schaltkreisen verwendet wird, sowie graues Öl, auch “Planetenblut” genannt, welches als hochwertiges Schmiermittel für Weltraumantriebe genutzt wird. Beide Produkte sind außergewöhnlich rein: das “Tat’Ko-Siegel” welches den Ursprungsort bestätigt, ist ein Zeichen für qualitativ hochangesehene Produkt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Electrolize" svg:font-family="Electrolize"/>
    <style:font-face style:name="Open Sans" svg:font-family="'Open Sans', serif"/>
    <style:font-face style:name="OpenSymbol" svg:font-family="OpenSymbol"/>
    <style:font-face style:name="Orbitron" svg:font-family="Orbitron"/>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13S</meta:editing-duration>
    <meta:editing-cycles>3</meta:editing-cycles>
    <meta:generator>OpenOffice/4.1.6$Win32 OpenOffice.org_project/416m1$Build-9790</meta:generator>
    <dc:date>2020-11-15T21:31:35.82</dc:date>
    <meta:document-statistic meta:table-count="0" meta:image-count="0" meta:object-count="0" meta:page-count="1" meta:paragraph-count="14" meta:word-count="197" meta:character-count="1389"/>
    <dc:creator>Frank K.F Biedermann</dc:creator>
    <meta:user-defined meta:name="Info 1"/>
    <meta:user-defined meta:name="Info 2"/>
    <meta:user-defined meta:name="Info 3"/>
    <meta:user-defined meta:name="Info 4"/>
  </office:meta>
</office:document-meta>
</file>